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Chandas" svg:font-family="Chanda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ymbol2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officeooo:paragraph-rsid="000d7d12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officeooo:paragraph-rsid="000f3492"/>
    </style:style>
    <style:style style:name="P4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P5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indent="-0.635cm" style:auto-text-indent="false"/>
    </style:style>
    <style:style style:name="P6" style:family="paragraph" style:parent-style-name="Standard" style:list-style-name="WWNum1">
      <style:paragraph-properties fo:margin-left="1.27cm" fo:margin-right="-0.289cm" fo:margin-top="0cm" fo:margin-bottom="0.353cm" loext:contextual-spacing="false" fo:line-height="115%" fo:text-indent="-0.635cm" style:auto-text-indent="false"/>
    </style:style>
    <style:style style:name="T1" style:family="text">
      <style:text-properties style:font-name="Calibri" fo:font-size="16pt" fo:language="en" fo:country="US" fo:font-weight="bold" style:font-size-asian="16pt" style:font-weight-asian="bold" style:font-name-complex="Calibri1"/>
    </style:style>
    <style:style style:name="T2" style:family="text">
      <style:text-properties style:font-name="Calibri" fo:font-size="16pt" fo:language="en" fo:country="US" fo:font-weight="bold" style:font-size-asian="16pt" style:font-weight-asian="bold" style:font-name-complex="Calibri1" style:font-weight-complex="bold"/>
    </style:style>
    <style:style style:name="T3" style:family="text">
      <style:text-properties style:font-name="Calibri" fo:font-size="16pt" fo:language="en" fo:country="US" fo:font-weight="bold" officeooo:rsid="000d7d12" style:font-size-asian="16pt" style:font-weight-asian="bold" style:font-name-complex="Calibri1"/>
    </style:style>
    <style:style style:name="T4" style:family="text">
      <style:text-properties style:font-name="Calibri" fo:font-size="16pt" fo:language="en" fo:country="US" fo:font-weight="normal" style:font-size-asian="16pt" style:font-weight-asian="normal" style:font-name-complex="Calibri1"/>
    </style:style>
    <style:style style:name="T5" style:family="text">
      <style:text-properties style:font-name="Calibri" fo:font-size="16pt" fo:language="en" fo:country="US" fo:font-weight="normal" officeooo:rsid="000d7d12" style:font-size-asian="16pt" style:font-weight-asian="normal" style:font-name-complex="Calibri1"/>
    </style:style>
    <style:style style:name="T6" style:family="text">
      <style:text-properties style:font-name="Calibri" fo:language="en" fo:country="US" fo:font-weight="bold" style:font-weight-asian="bold" style:font-name-complex="Calibri1"/>
    </style:style>
    <style:style style:name="T7" style:family="text">
      <style:text-properties style:font-name="Calibri" fo:font-size="14pt" fo:language="en" fo:country="US" fo:font-weight="bold" style:font-size-asian="14pt" style:font-weight-asian="bold" style:font-name-complex="Calibri1"/>
    </style:style>
    <style:style style:name="T8" style:family="text">
      <style:text-properties fo:language="en" fo:country="US"/>
    </style:style>
    <style:style style:name="T9" style:family="text">
      <style:text-properties fo:color="#00b050" style:font-name="Calibri" fo:font-size="16pt" fo:language="en" fo:country="US" fo:font-weight="normal" style:font-size-asian="16pt" style:font-weight-asian="normal" style:font-name-complex="Calibri1"/>
    </style:style>
    <style:style style:name="T10" style:family="text">
      <style:text-properties fo:color="#00b050" style:font-name="Calibri" fo:font-size="16pt" fo:language="en" fo:country="US" fo:font-weight="normal" officeooo:rsid="000d7d12" style:font-size-asian="16pt" style:font-weight-asian="normal" style:font-name-complex="Calibri1"/>
    </style:style>
    <style:style style:name="T11" style:family="text">
      <style:text-properties fo:color="#00b050" style:font-name="Calibri" fo:font-size="16pt" fo:language="en" fo:country="US" fo:font-weight="bold" style:font-size-asian="16pt" style:font-weight-asian="bold" style:font-name-complex="Calibri1"/>
    </style:style>
    <style:style style:name="T12" style:family="text">
      <style:text-properties fo:color="#00b050" style:font-name="Calibri" fo:font-size="16pt" fo:language="en" fo:country="US" fo:font-weight="bold" officeooo:rsid="000d7d12" style:font-size-asian="16pt" style:font-weight-asian="bold" style:font-name-complex="Calibri1"/>
    </style:style>
    <style:style style:name="T13" style:family="text">
      <style:text-properties fo:color="#c9211e" style:font-name="Calibri" fo:font-size="16pt" fo:language="en" fo:country="US" fo:font-weight="normal" style:font-size-asian="16pt" style:font-weight-asian="normal" style:font-name-complex="Calibri1"/>
    </style:style>
    <style:style style:name="T14" style:family="text">
      <style:text-properties fo:color="#000080" style:font-name="Calibri" fo:font-size="14pt" fo:language="en" fo:country="US" style:text-underline-style="solid" style:text-underline-width="auto" style:text-underline-color="font-color" fo:font-weight="normal" style:font-size-asian="14pt" style:font-weight-asian="normal" style:font-name-complex="Calibri1" style:font-size-complex="14pt"/>
    </style:style>
    <style:style style:name="T15" style:family="text">
      <style:text-properties fo:color="#000080" style:font-name="Calibri" fo:font-size="14pt" fo:language="en" fo:country="US" style:text-underline-style="solid" style:text-underline-width="auto" style:text-underline-color="font-color" fo:font-weight="bold" style:font-size-asian="14pt" style:font-weight-asian="bold" style:font-name-complex="Calibri1" style:font-size-complex="14pt" style:font-weight-complex="bold"/>
    </style:style>
    <style:style style:name="T16" style:family="text">
      <style:text-properties fo:color="#000080" style:font-name="Calibri" fo:font-size="16pt" fo:language="en" fo:country="US" style:text-underline-style="solid" style:text-underline-width="auto" style:text-underline-color="font-color" fo:font-weight="bold" style:font-size-asian="16pt" style:font-weight-asian="bold" style:font-name-complex="Calibri1" style:font-weight-complex="bold"/>
    </style:style>
    <style:style style:name="T17" style:family="text">
      <style:text-properties fo:color="#ff0000" style:font-name="Calibri" fo:font-size="16pt" fo:language="en" fo:country="US" fo:font-weight="normal" style:font-size-asian="16pt" style:font-weight-asian="normal" style:font-name-complex="Calibri1"/>
    </style:style>
    <style:style style:name="T18" style:family="text">
      <style:text-properties officeooo:rsid="000d7d12"/>
    </style:style>
    <style:style style:name="T19" style:family="text">
      <style:text-properties style:use-window-font-color="true" style:font-name="Calibri" fo:font-size="16pt" fo:language="en" fo:country="US" fo:font-weight="bold" officeooo:rsid="000d7d12" style:letter-kerning="true" style:font-name-asian="0" style:font-size-asian="16pt" style:language-asian="zh" style:country-asian="CN" style:font-weight-asian="bold" style:font-name-complex="Calibri1" style:font-size-complex="12pt" style:language-complex="hi" style:country-complex="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Software</text:span></text:p>
      <text:p text:style-name="P1"><text:span text:style-name="T4"><text:tab/>Ubuntu 20.04</text:span></text:p>
      <text:p text:style-name="P1"><text:span text:style-name="T1">Hardware</text:span></text:p>
      <text:p text:style-name="P1"><text:span text:style-name="T4"><text:tab/>Raspberry Pi</text:span></text:p>
      <text:p text:style-name="P1"><text:span text:style-name="T4"><text:tab/>Micro SD card (16/</text:span><text:span text:style-name="T5">32</text:span><text:span text:style-name="T4">GB)</text:span></text:p>
      <text:p text:style-name="P1"><text:span text:style-name="T4"><text:tab/>Micro SD card reader</text:span></text:p>
      <text:p text:style-name="P1"><text:span text:style-name="T1">Experiments details</text:span></text:p>
      <text:p text:style-name="P1"><text:span text:style-name="T4">1. Flash Raspberry Pi Image on SD card/USB. Boot with <text:s/>new Image</text:span></text:p>
      <text:p text:style-name="P1"><text:span text:style-name="T4">2. Cross compile Hello world application and execute it <text:s/>on RP board</text:span></text:p>
      <text:p text:style-name="P1"><text:span text:style-name="T4">3. Cross Compiling Kernel for Raspberry Pi board</text:span></text:p>
      <text:p text:style-name="P1"><text:span text:style-name="T4">4. Port Hello world kernel module to Raspberry Pi board</text:span></text:p>
      <text:p text:style-name="P1"><text:span text:style-name="T1">Experiment -1:</text:span></text:p>
      <text:p text:style-name="P1"><text:span text:style-name="T1">Flash Raspberry Pi SD image</text:span></text:p>
      <text:p text:style-name="P3"><text:span text:style-name="T1">Procedure</text:span></text:p>
      <text:p text:style-name="P3"><text:span text:style-name="T9">1. Download the Raspberry-pi- os (Raspberry Pi OS with <text:s/>desktop) from below weblink</text:span></text:p>
      <text:p text:style-name="P3"><text:span text:style-name="T13">For 32-bit :-</text:span></text:p>
      <text:p text:style-name="P1"><text:a xlink:type="simple" xlink:href="https://www.raspberrypi.com/software/operating-systems/#raspberry-pios-32-bit" text:style-name="Standard" text:visited-style-name="Standard"><text:span text:style-name="T14">https://www.raspberrypi.com/software/operating-systems/#raspberry-pios-32-bit</text:span></text:a></text:p>
      <text:p text:style-name="P1"/>
      <text:p text:style-name="P2"><text:soft-page-break/><text:span text:style-name="T9">2. Extract the downloaded image file using below command. This command is applicable only if your downloaded file has extension (img.xz) <text:s/></text:span><text:span text:style-name="T10">in Linux</text:span></text:p>
      <text:list xml:id="list3319599330" text:style-name="WWNum1">
        <text:list-item>
          <text:p text:style-name="P5"><text:span text:style-name="T1">$unxz filename.img.xz</text:span></text:p>
        </text:list-item>
      </text:list>
      <text:p text:style-name="P1"><text:span text:style-name="T4">Example:</text:span></text:p>
      <text:p text:style-name="P1"><text:span text:style-name="T4">root@rama-Inspiron-3501:/home/rama/Downloads# <text:s/>unxz <text:s text:c="4"/>2023-05-03-raspios-bullseye-armhf.img.xz</text:span></text:p>
      <text:p text:style-name="P2"><text:span text:style-name="T4">root@rama-Inspiron-3501:/home/rama/Downloads# ls <text:s text:c="2"/>2023-05-03-raspios-bullseye-armhf.img</text:span></text:p>
      <text:p text:style-name="P1"><text:span text:style-name="T9">3. Above command generates Raspberry pi Image file. <text:s/>Flash this Image file to micro sd card using the below <text:s/>tools By using the below weblink choose the respective OS</text:span></text:p>
      <text:p text:style-name="P1"><text:a xlink:type="simple" xlink:href="https://www.balena.io/etcher/" text:style-name="Standard" text:visited-style-name="Standard"><text:span text:style-name="T16">https://www.balena.io/etcher/</text:span></text:a></text:p>
      <text:p text:style-name="P1"><text:span text:style-name="T9">4. After flashing Image on SD card, Insert the SD card into <text:s/>Raspberry Pi. Connect Keyboard, mouse and HDMI <text:s/>display. Power up on board</text:span></text:p>
      <text:p text:style-name="P1"><text:span text:style-name="T1">Experiment - 2 :</text:span></text:p>
      <text:p text:style-name="P1"><text:span text:style-name="T11">Cross compile Hello world application and Execute on RP </text:span><text:span text:style-name="T12">board</text:span></text:p>
      <text:p text:style-name="P1"><text:span text:style-name="T9">1. Install the required dependency tool chain </text:span></text:p>
      <text:list xml:id="list161552824531754" text:continue-numbering="true" text:style-name="WWNum1">
        <text:list-item>
          <text:p text:style-name="P5"><text:span text:style-name="T6">$ sudo apt install git bc bison flex libssl-dev make libc6-dev libncurses5-dev</text:span></text:p>
        </text:list-item>
      </text:list>
      <text:p text:style-name="P1"><text:span text:style-name="T9"/></text:p>
      <text:p text:style-name="P1"><text:soft-page-break/><text:span text:style-name="T10">2. </text:span><text:span text:style-name="T9">Install the 32-bit Toolchain for a 32-bit Kernel</text:span></text:p>
      <text:list xml:id="list161553390727495" text:continue-numbering="true" text:style-name="WWNum1">
        <text:list-item>
          <text:p text:style-name="P5"><text:span text:style-name="T2">sudo apt install crossbuild-essential-armhf</text:span><text:span text:style-name="T4"> </text:span></text:p>
        </text:list-item>
      </text:list>
      <text:p text:style-name="P1"><text:span text:style-name="T10">3</text:span><text:span text:style-name="T9">. Cross compile hellow_world.c application on Host OS </text:span></text:p>
      <text:p text:style-name="P1"><text:span text:style-name="T9">using ARM cross compiler tool chain</text:span></text:p>
      <text:list xml:id="list161551675095363" text:continue-numbering="true" text:style-name="WWNum1">
        <text:list-item>
          <text:p text:style-name="P5"><text:span text:style-name="T1">vi hello.c</text:span></text:p>
        </text:list-item>
        <text:list-item>
          <text:p text:style-name="P5"><text:span text:style-name="T1">arm-linux-gnueabihf-gcc hello.c -o arm </text:span></text:p>
        </text:list-item>
      </text:list>
      <text:p text:style-name="P1"><text:span text:style-name="T9">3.Copy the application to RP board using scp/ usb/sd </text:span></text:p>
      <text:p text:style-name="P1"><text:span text:style-name="T9">card. Here using scp to copy to RP board. Ensure ssh is enabled on RP board </text:span></text:p>
      <text:p text:style-name="P1"><text:span text:style-name="T9">(use raspi-config utility/ under this utility to enable ssh)</text:span></text:p>
      <text:list xml:id="list161551991238707" text:continue-numbering="true" text:style-name="WWNum1">
        <text:list-item>
          <text:p text:style-name="P5"><text:span text:style-name="T1">$</text:span><text:span text:style-name="T3">rama</text:span><text:span text:style-name="T1">@</text:span><text:span text:style-name="T3">host</text:span><text:span text:style-name="T1">:~ scp arm </text:span><text:span text:style-name="T19">pi</text:span><text:span text:style-name="T1">@192.168.2.240:/tmp</text:span></text:p>
        </text:list-item>
      </text:list>
      <text:p text:style-name="P1"><text:span text:style-name="T9">4. Execute application on RP board</text:span></text:p>
      <text:list xml:id="list161552306780252" text:continue-numbering="true" text:style-name="WWNum1">
        <text:list-item>
          <text:p text:style-name="P5"><text:span text:style-name="T1">$</text:span><text:span text:style-name="T3">pi</text:span><text:span text:style-name="T1">@raspberrypi:~ $ cp /tmp/arm</text:span></text:p>
        </text:list-item>
        <text:list-item>
          <text:p text:style-name="P5"><text:span text:style-name="T1">$</text:span><text:span text:style-name="T3">pi</text:span><text:span text:style-name="T1">@raspberrypi:~ $ file arm</text:span></text:p>
        </text:list-item>
      </text:list>
      <text:p text:style-name="P1"><text:span text:style-name="T4"><text:tab/>ELF 32-bit LSB pie executable, ARM, EABI5 version 1 <text:tab/>(SYSV), dynamically linked, interpreter /lib/ld-linux-<text:tab/>armhf.so.3, </text:span></text:p>
      <text:list xml:id="list161552917141323" text:continue-numbering="true" text:style-name="WWNum1">
        <text:list-item>
          <text:p text:style-name="P5"><text:span text:style-name="T1">$</text:span><text:span text:style-name="T3">pi</text:span><text:span text:style-name="T1">@raspberrypi:~ $ ./arm</text:span></text:p>
        </text:list-item>
      </text:list>
      <text:p text:style-name="P1"><text:span text:style-name="T4"><text:tab/>Hello world.</text:span></text:p>
      <text:p text:style-name="P1"><text:span text:style-name="T1">Experiment -3</text:span><text:span text:style-name="T4">:</text:span></text:p>
      <text:p text:style-name="P1"><text:span text:style-name="T1">Reference</text:span></text:p>
      <text:p text:style-name="P1"><text:a xlink:type="simple" xlink:href="https://www.raspberrypi.com/documentation/computes/linux_kernel.html" text:style-name="Standard" text:visited-style-name="Standard"><text:span text:style-name="T15">https://www.raspberrypi.com/documentation/computes/</text:span></text:a><text:soft-page-break/><text:a xlink:type="simple" xlink:href="https://www.raspberrypi.com/documentation/computes/linux_kernel.html" text:style-name="Standard" text:visited-style-name="Standard"><text:span text:style-name="T15">linux_kernel.html</text:span></text:a></text:p>
      <text:p text:style-name="P1"><text:span text:style-name="T9">1. Download Kernel source code for RP </text:span></text:p>
      <text:list xml:id="list161552019373686" text:continue-numbering="true" text:style-name="WWNum1">
        <text:list-item>
          <text:p text:style-name="P5"><text:span text:style-name="T2">git clone --depth=1 </text:span><text:a xlink:type="simple" xlink:href="https://github.com/raspberrypi/linux" text:style-name="Standard" text:visited-style-name="Standard"><text:span text:style-name="T16">https://github.com/raspberrypi/linux</text:span></text:a></text:p>
        </text:list-item>
      </text:list>
      <text:p text:style-name="P1"><text:span text:style-name="T9">2. Build sources:-</text:span></text:p>
      <text:p text:style-name="P1"><text:span text:style-name="T4">For Raspberry Pi 2, 3, 3+ and Zero 2 W, and Raspberry Pi Compute Modules <text:s/>3 and 3+:</text:span></text:p>
      <text:list xml:id="list161551703980119" text:continue-numbering="true" text:style-name="WWNum1">
        <text:list-item>
          <text:p text:style-name="P5"><text:span text:style-name="T1">cd linux</text:span></text:p>
        </text:list-item>
        <text:list-item>
          <text:p text:style-name="P5"><text:span text:style-name="T1">KERNEL=kernel7</text:span></text:p>
        </text:list-item>
        <text:list-item>
          <text:p text:style-name="P5"><text:span text:style-name="T1">make ARCH=arm CROSS_COMPILE=arm-linux-gnueabihf-bcm2709_defconfig </text:span></text:p>
        </text:list-item>
      </text:list>
      <text:p text:style-name="P1"><text:span text:style-name="T9">For custom configuration</text:span></text:p>
      <text:p text:style-name="P1"><text:span text:style-name="T9">The menuconfig tool requires the ncurses development headers to compile properly. These can be installed with the following command</text:span><text:span text:style-name="T4">:</text:span></text:p>
      <text:list xml:id="list161552622252621" text:continue-numbering="true" text:style-name="WWNum1">
        <text:list-item>
          <text:p text:style-name="P5"><text:span text:style-name="T1">sudo apt install libncurses5-dev</text:span></text:p>
        </text:list-item>
      </text:list>
      <text:p text:style-name="P1"><text:span text:style-name="T9">If you’re cross-compiling a 32-bit kernel:</text:span></text:p>
      <text:list xml:id="list161552684793721" text:continue-numbering="true" text:style-name="WWNum1">
        <text:list-item>
          <text:p text:style-name="P5"><text:span text:style-name="T6">make ARCH=arm CROSS_COMPILE=arm-linux-gnueabihf- menuconfig</text:span></text:p>
        </text:list-item>
      </text:list>
      <text:p text:style-name="P1"><text:span text:style-name="T9">Build with Configs</text:span></text:p>
      <text:p text:style-name="P1"><text:span text:style-name="T9">For all 32-bit Builds</text:span></text:p>
      <text:list xml:id="list161552619155323" text:continue-numbering="true" text:style-name="WWNum1">
        <text:list-item>
          <text:p text:style-name="P5"><text:span text:style-name="T6">make ARCH=arm CROSS_COMPILE=arm-linuxgnueabihf- zImage modules dtbs</text:span></text:p>
        </text:list-item>
      </text:list>
      <text:p text:style-name="P1"><text:span text:style-name="T17"/></text:p>
      <text:p text:style-name="P1"><text:soft-page-break/><text:span text:style-name="T17">Install Kernel</text:span></text:p>
      <text:p text:style-name="P1"><text:span text:style-name="T4">Having built the kernel, you need to copy it onto your <text:s/>Raspberry Pi and install the modules; </text:span></text:p>
      <text:p text:style-name="P1"><text:span text:style-name="T4">this is best done directly using an SD card reader.</text:span></text:p>
      <text:p text:style-name="P1"><text:span text:style-name="T4">First, use </text:span><text:span text:style-name="T1">lsblk</text:span><text:span text:style-name="T4"> before and after plugging in your SD card to identify it. You should end up with something a lot like this:</text:span></text:p>
      <text:p text:style-name="P1"><text:span text:style-name="T1">sdb</text:span></text:p>
      <text:p text:style-name="P1"><text:span text:style-name="T1"><text:tab/>sdb1</text:span></text:p>
      <text:p text:style-name="P1"><text:span text:style-name="T1"><text:tab/>sdb2</text:span></text:p>
      <text:p text:style-name="P1"><text:span text:style-name="T4">with </text:span><text:span text:style-name="T1">sdb1</text:span><text:span text:style-name="T4"> being the </text:span><text:span text:style-name="T1">FAT</text:span><text:span text:style-name="T4"> filesystem (boot) partition, and </text:span></text:p>
      <text:p text:style-name="P1"><text:span text:style-name="T1">sdb2</text:span><text:span text:style-name="T4"> being the ext4 filesystem (root) partition. Mount these first, adjusting the partition letter as <text:s/>necessary:</text:span></text:p>
      <text:list xml:id="list161552069338248" text:continue-numbering="true" text:style-name="WWNum1">
        <text:list-item>
          <text:p text:style-name="P5"><text:span text:style-name="T1">mkdir -p /mnt</text:span></text:p>
        </text:list-item>
        <text:list-item>
          <text:p text:style-name="P5"><text:span text:style-name="T1">mkdir -p /mnt/fat32</text:span></text:p>
        </text:list-item>
        <text:list-item>
          <text:p text:style-name="P5"><text:span text:style-name="T1">mkdir -p /mnt/ext4</text:span></text:p>
        </text:list-item>
        <text:list-item>
          <text:p text:style-name="P5"><text:span text:style-name="T1">sudo mount /dev/sdb1 /mnt/fat32 <text:s text:c="3"/></text:span><text:span text:style-name="T4">// boot partition</text:span></text:p>
        </text:list-item>
        <text:list-item>
          <text:p text:style-name="P5"><text:span text:style-name="T1">sudo mount /dev/sdb2 /mnt/ext4 <text:s text:c="4"/></text:span><text:span text:style-name="T4">// root file partition</text:span></text:p>
        </text:list-item>
      </text:list>
      <text:p text:style-name="P1"><text:span text:style-name="T17"/></text:p>
      <text:p text:style-name="P1"><text:span text:style-name="T17"/></text:p>
      <text:p text:style-name="P1"><text:soft-page-break/><text:span text:style-name="T17">Next, install the kernel modules onto the SD card:</text:span></text:p>
      <text:p text:style-name="P1"><text:span text:style-name="T9">For 32-bit</text:span></text:p>
      <text:p text:style-name="P1"><text:span text:style-name="T1">sudo env PATH=$PATH make ARCH=arm CROSS_COMPILE=arm-linux-gnueabihf INSTALL_MOD_PATH=/mnt/ext4 modules_install</text:span></text:p>
      <text:p text:style-name="P1"><text:span text:style-name="T4">Finally, copy the kernel and Device Tree blobs onto the </text:span></text:p>
      <text:p text:style-name="P1"><text:span text:style-name="T4">SD card, making sure to back up your old kernel:</text:span></text:p>
      <text:p text:style-name="P1"><text:span text:style-name="T9">For 32-bit</text:span></text:p>
      <text:list xml:id="list161551984607863" text:continue-numbering="true" text:style-name="WWNum1">
        <text:list-item>
          <text:p text:style-name="P6"><text:span text:style-name="T7">sudo cp mnt/fat32/$KERNEL.img /mnt/fat32/$KERNEL-backup.img</text:span></text:p>
        </text:list-item>
        <text:list-item>
          <text:p text:style-name="P5"><text:span text:style-name="T7">sudo cp arch/arm/boot/zImage /mnt/fat32/$KERNEL.img</text:span></text:p>
        </text:list-item>
        <text:list-item>
          <text:p text:style-name="P5"><text:span text:style-name="T7">sudo cp arch/arm/boot/dts/*.dtb /mnt/fat32/</text:span></text:p>
        </text:list-item>
        <text:list-item>
          <text:p text:style-name="P5"><text:span text:style-name="T7">sudo cp arch/arm/boot/dts/overlays/*.dtb* /mnt/fat32/overlays/</text:span></text:p>
        </text:list-item>
        <text:list-item>
          <text:p text:style-name="P5"><text:span text:style-name="T7">sudo cp arch/arm/boot/dts/overlays/README /mnt/fat32/overlays/</text:span></text:p>
        </text:list-item>
        <text:list-item>
          <text:p text:style-name="P5"><text:span text:style-name="T1">sudo umount /mnt/fat32</text:span></text:p>
        </text:list-item>
        <text:list-item>
          <text:p text:style-name="P5"><text:span text:style-name="T1">sudo umount /mnt/ext4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Chandas" svg:font-family="Chanda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0" svg:font-family="0" style:font-family-generic="system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ymbol2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0" style:font-family-asian="0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6T16:15:51.550749990</dc:date>
    <meta:editing-duration>PT18M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6" meta:paragraph-count="90" meta:word-count="599" meta:character-count="4197" meta:non-whitespace-character-count="3671"/>
  </office:meta>
</office:document-meta>
</file>